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31805"/>
    </style:style>
    <style:style style:name="P2" style:family="paragraph" style:parent-style-name="Standard">
      <style:paragraph-properties fo:text-align="start" style:justify-single-word="false"/>
      <style:text-properties officeooo:paragraph-rsid="0014923d"/>
    </style:style>
    <style:style style:name="P3" style:family="paragraph" style:parent-style-name="Standard">
      <style:paragraph-properties fo:text-align="start" style:justify-single-word="false"/>
      <style:text-properties officeooo:paragraph-rsid="001e4ac2"/>
    </style:style>
    <style:style style:name="P4" style:family="paragraph" style:parent-style-name="Standard">
      <style:paragraph-properties fo:text-align="start" style:justify-single-word="false"/>
      <style:text-properties officeooo:paragraph-rsid="00228fdf"/>
    </style:style>
    <style:style style:name="P5" style:family="paragraph" style:parent-style-name="Standard">
      <style:paragraph-properties fo:text-align="center" style:justify-single-word="false"/>
      <style:text-properties fo:font-weight="bold" officeooo:paragraph-rsid="00131805" style:font-weight-asian="bold" style:font-weight-complex="bold"/>
    </style:style>
    <style:style style:name="T1" style:family="text">
      <style:text-properties officeooo:rsid="00131805"/>
    </style:style>
    <style:style style:name="T2" style:family="text">
      <style:text-properties officeooo:rsid="0014923d"/>
    </style:style>
    <style:style style:name="T3" style:family="text">
      <style:text-properties officeooo:rsid="0015696e"/>
    </style:style>
    <style:style style:name="T4" style:family="text">
      <style:text-properties officeooo:rsid="001701c4"/>
    </style:style>
    <style:style style:name="T5" style:family="text">
      <style:text-properties officeooo:rsid="0018f62a"/>
    </style:style>
    <style:style style:name="T6" style:family="text">
      <style:text-properties officeooo:rsid="001a6d91"/>
    </style:style>
    <style:style style:name="T7" style:family="text">
      <style:text-properties officeooo:rsid="001e4ac2"/>
    </style:style>
    <style:style style:name="T8" style:family="text">
      <style:text-properties officeooo:rsid="001e7368"/>
    </style:style>
    <style:style style:name="T9" style:family="text">
      <style:text-properties officeooo:rsid="001f4c36"/>
    </style:style>
    <style:style style:name="T10" style:family="text">
      <style:text-properties officeooo:rsid="0020eba1"/>
    </style:style>
    <style:style style:name="T11" style:family="text">
      <style:text-properties officeooo:rsid="00228fdf"/>
    </style:style>
    <style:style style:name="T12" style:family="text">
      <style:text-properties officeooo:rsid="0023a24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1">CAPPUCCINO</text:span></text:p>
      <text:p text:style-name="P1"><text:span text:style-name="T1"/></text:p>
      <text:p text:style-name="P2"><text:span text:style-name="T2">Cappuccino es un framework de aplicaciones de código abierto para desarrollar <text:tab/>aplicaciones </text:span><text:span text:style-name="T3">que se vean y sientan justo como los usuarios de software de escritorio estan acostumbrados. </text:span><text:span text:style-name="T4">Cappuccino esta construido en la cima de tenologías estándar, como JavaScript, la mayoría de las API de la familia GNUstep y los frameworks Cocoa de Apple. </text:span><text:span text:style-name="T5">Cuando se programa con Cappuccino, no se debe preocupar por complejidades de la web tradicionales, como HTML, CSS o el DOM. </text:span><text:span text:style-name="T6">Las desagradables complejidades en la construcción de aplicaciones web se abstraen lejos de usted. </text:span></text:p>
      <text:p text:style-name="P2"><text:span text:style-name="T6"/></text:p>
      <text:p text:style-name="P3"><text:span text:style-name="T7">Cappuccino surgió </text:span><text:span text:style-name="T8">utilizando un nuevo lenguaje de programación llamado Objective-J, que sigue el modelo de Objective-C y está construido enteramente en la parte superior de JavaScript. </text:span><text:span text:style-name="T9">Los programas escritor en Objective-J se interpretan en el cliente, por lo que no se requiere compilación o plugins para su funcionamiento. </text:span><text:span text:style-name="T10">Objective-J se libera junto a Cappuccino en este mismo proyecto bajo la licencia LGPL. </text:span></text:p>
      <text:p text:style-name="P3"><text:span text:style-name="T10"/></text:p>
      <text:p text:style-name="P4"><text:span text:style-name="T11">Cappuccino esta diseñado para crear aplicaciones web, no páginas web. </text:span><text:span text:style-name="T12">Las aplicaciones en Cappuccino hacen tanto trabajo como sea posible del lado del cliente, en lugar de hacerlo del lado del servido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MX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4T06:29:53</meta:creation-date>
    <dc:date>2013-09-24T06:47:08</dc:date>
    <meta:editing-duration>PT16M9S</meta:editing-duration>
    <meta:editing-cycles>15</meta:editing-cycles>
    <meta:generator>LibreOffice/3.6$Linux_x86 LibreOffice_project/360m1$Build-2</meta:generator>
    <meta:document-statistic meta:table-count="0" meta:image-count="0" meta:object-count="0" meta:page-count="1" meta:paragraph-count="4" meta:word-count="183" meta:character-count="1189" meta:non-whitespace-character-count="1006"/>
  </office:meta>
</office:document-meta>
</file>